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3.522in"/>
    </style:style>
    <style:style style:name="co4" style:family="table-column">
      <style:table-column-properties fo:break-before="auto" style:column-width="3.4575in"/>
    </style:style>
    <style:style style:name="co2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7252in"/>
    </style:style>
    <style:style style:name="co7" style:family="table-column">
      <style:table-column-properties fo:break-before="auto" style:column-width="2.7791in"/>
    </style:style>
    <style:style style:name="co8" style:family="table-column">
      <style:table-column-properties fo:break-before="auto" style:column-width="1.4236in"/>
    </style:style>
    <style:style style:name="co9" style:family="table-column">
      <style:table-column-properties fo:break-before="auto" style:column-width="1.1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26pt solid #000000" fo:padding-bottom="0.0193in" fo:padding-left="0.0138in" fo:padding-right="0.0138in" fo:padding-top="0.0193in" fo:border-right="0.26pt solid #000000" fo:border-top="0.26pt solid #000000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order-bottom="0.26pt solid #000000" fo:border-left="none" fo:padding-bottom="0.0193in" fo:padding-left="0.0138in" fo:padding-right="0.0138in" fo:padding-top="0.0193in" fo:border-right="0.26pt solid #000000" fo:border-top="none"/>
      <style:text-properties style:text-position=""/>
    </style:style>
    <style:style style:name="ce2" style:family="table-cell" style:parent-style-name="Default">
      <style:table-cell-properties fo:border-bottom="none" fo:border-left="0.26pt solid #000000" fo:padding-bottom="0.0193in" fo:padding-left="0.0138in" fo:padding-right="0.0138in" fo:padding-top="0.0193in" fo:border-right="none" fo:border-top="none"/>
      <style:text-properties style:text-position=""/>
    </style:style>
    <style:style style:name="ce3" style:family="table-cell" style:parent-style-name="Default">
      <style:table-cell-properties fo:border-bottom="0.26pt solid #000000" fo:border-left="0.26pt solid #000000" fo:padding-bottom="0.0193in" fo:padding-left="0.0138in" fo:padding-right="0.0138in" fo:padding-top="0.0193in" fo:border-right="none" fo:border-top="none"/>
      <style:text-properties style:text-position=""/>
    </style:style>
    <style:style style:name="ce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2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fo:padding-bottom="0.0193in" fo:padding-left="0.0138in" fo:padding-right="0.0138in" fo:padding-top="0.0193in"/>
      <style:text-properties style:text-position=""/>
    </style:style>
    <style:style style:name="ce6" style:family="table-cell" style:parent-style-name="Default">
      <style:table-cell-properties fo:border-bottom="0.26pt solid #000000" fo:border-left="none" fo:padding-bottom="0.0193in" fo:padding-left="0.0138in" fo:padding-right="0.0138in" fo:padding-top="0.0193in" fo:border-right="none" fo:border-top="none"/>
      <style:text-properties style:text-position=""/>
    </style:style>
    <style:style style:name="ce7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26pt solid #000000"/>
      <style:text-properties style:text-position=""/>
    </style:style>
    <style:style style:name="ce8" style:family="table-cell" style:parent-style-name="Default">
      <style:table-cell-properties fo:border-bottom="none" fo:border-left="none" fo:padding-bottom="0.0193in" fo:padding-left="0.0138in" fo:padding-right="0.0138in" fo:padding-top="0.0193in" fo:border-right="0.26pt solid #000000" fo:border-top="0.26pt solid #000000"/>
      <style:text-properties style:text-position=""/>
    </style:style>
    <style:style style:name="ce9" style:family="table-cell" style:parent-style-name="Default">
      <style:table-cell-properties fo:border-bottom="none" fo:border-left="none" fo:padding-bottom="0.0193in" fo:padding-left="0.0138in" fo:padding-right="0.0138in" fo:padding-top="0.0193in" fo:border-right="0.26pt solid #000000" fo:border-top="none"/>
      <style:text-properties style:text-position="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ce2"/>
        <table:table-column table:style-name="co2" table:number-columns-repeated="2" table:default-cell-style-name="ce5"/>
        <table:table-column table:style-name="co5" table:default-cell-style-name="ce9"/>
        <table:table-column table:style-name="co2" table:default-cell-style-name="Default"/>
        <table:table-row table:style-name="ro1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ce1" office:value-type="string" table:number-columns-spanned="4" table:number-rows-spanned="1">
            <text:p>Protocole retravaillé</text:p>
          </table:table-cell>
          <table:covered-table-cell table:style-name="ce4"/>
          <table:covered-table-cell table:style-name="ce7"/>
          <table:covered-table-cell table:style-name="ce8"/>
          <table:table-cell/>
        </table:table-row>
        <table:table-row table:style-name="ro2">
          <table:table-cell office:value-type="string">
            <text:p>Old tests campaign style</text:p>
          </table:table-cell>
          <table:table-cell table:number-columns-repeated="6"/>
        </table:table-row>
        <table:table-row table:style-name="ro2">
          <table:table-cell office:value-type="string">
            <text:p>TS_1</text:p>
          </table:table-cell>
          <table:table-cell office:value-type="string">
            <text:p>109min31sec</text:p>
          </table:table-cell>
          <table:table-cell office:value-type="string">
            <text:p>109min02</text:p>
          </table:table-cell>
          <table:table-cell table:number-columns-repeated="4"/>
        </table:table-row>
        <table:table-row table:style-name="ro2">
          <table:table-cell office:value-type="string">
            <text:p>TS_1, products sent from Coordos</text:p>
          </table:table-cell>
          <table:table-cell table:number-columns-repeated="5"/>
          <table:table-cell office:value-type="string">
            <text:p>11min54</text:p>
          </table:table-cell>
        </table:table-row>
        <table:table-row table:style-name="ro2">
          <table:table-cell office:value-type="string">
            <text:p>TS_2</text:p>
          </table:table-cell>
          <table:table-cell office:value-type="string">
            <text:p>44min38</text:p>
          </table:table-cell>
          <table:table-cell office:value-type="string">
            <text:p>22min53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TS_5 avec 60 projects</text:p>
          </table:table-cell>
          <table:table-cell office:value-type="string">
            <text:p>41s</text:p>
          </table:table-cell>
          <table:table-cell table:number-columns-repeated="5"/>
        </table:table-row>
        <table:table-row table:style-name="ro2">
          <table:table-cell office:value-type="string">
            <text:p>TS_6 avec 20 coordo (certaines ont pullé dans le vide)</text:p>
          </table:table-cell>
          <table:table-cell office:value-type="string">
            <text:p>1min11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TS_5 avec 80 projects</text:p>
          </table:table-cell>
          <table:table-cell office:value-type="string">
            <text:p>1min06</text:p>
          </table:table-cell>
          <table:table-cell/>
          <table:table-cell office:value-type="string">
            <text:p>1min00</text:p>
          </table:table-cell>
          <table:table-cell table:number-columns-repeated="3"/>
        </table:table-row>
        <table:table-row table:style-name="ro2">
          <table:table-cell office:value-type="string">
            <text:p>TS_6 avec 20 coordos</text:p>
          </table:table-cell>
          <table:table-cell office:value-type="string">
            <text:p>2min07</text:p>
          </table:table-cell>
          <table:table-cell office:value-type="string">
            <text:p>2min14</text:p>
          </table:table-cell>
          <table:table-cell office:value-type="string">
            <text:p>1min40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>
            <text:p>TS_9bis avec 40 projects</text:p>
          </table:table-cell>
          <table:table-cell office:value-type="string">
            <text:p>3min21</text:p>
          </table:table-cell>
          <table:table-cell table:number-columns-repeated="5"/>
        </table:table-row>
        <table:table-row table:style-name="ro2">
          <table:table-cell office:value-type="string">
            <text:p>TS_9bis avec 80 projects</text:p>
          </table:table-cell>
          <table:table-cell office:value-type="string">
            <text:p>ir_sequence_lock (augmentation du MAX_TRIES à 8)</text:p>
          </table:table-cell>
          <table:table-cell table:number-columns-repeated="5"/>
        </table:table-row>
        <table:table-row table:style-name="ro2">
          <table:table-cell office:value-type="string">
            <text:p>TS_9bis avec 80 projects et MAX_TRIES = 8</text:p>
          </table:table-cell>
          <table:table-cell office:value-type="string">
            <text:p>6min38</text:p>
          </table:table-cell>
          <table:table-cell/>
          <table:table-cell office:value-type="string">
            <text:p>8min02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TS_9ter avec 20 coordo</text:p>
          </table:table-cell>
          <table:table-cell office:value-type="string">
            <text:p>6min57</text:p>
          </table:table-cell>
          <table:table-cell/>
          <table:table-cell office:value-type="string">
            <text:p>7min12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TS_13 avec 80 instances</text:p>
          </table:table-cell>
          <table:table-cell office:value-type="string">
            <text:p>ir_sequence_lock (augmentation du MAX_TRIES à 8)</text:p>
          </table:table-cell>
          <table:table-cell table:number-columns-repeated="5"/>
        </table:table-row>
        <table:table-row table:style-name="ro2">
          <table:table-cell office:value-type="string">
            <text:p>TS_13 avec 80 instances et MAX_TRIES = 8</text:p>
          </table:table-cell>
          <table:table-cell office:value-type="string">
            <text:p>7min32</text:p>
          </table:table-cell>
          <table:table-cell/>
          <table:table-cell office:value-type="string">
            <text:p>8min33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TS_14</text:p>
          </table:table-cell>
          <table:table-cell/>
          <table:table-cell table:style-name="ce3"/>
          <table:table-cell table:style-name="ce6" office:value-type="string">
            <text:p>52min35</text:p>
          </table:table-cell>
          <table:table-cell table:style-name="ce6" office:value-type="string">
            <text:p>53min05</text:p>
          </table:table-cell>
          <table:table-cell table:style-name="ce10" office:value-type="string">
            <text:p>52min48 (push désactivé)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Avec 5 openerp-servers et la DB sur une autre machine sans pgpool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TS_1</text:p>
          </table:table-cell>
          <table:table-cell office:value-type="string">
            <text:p>36min48</text:p>
          </table:table-cell>
          <table:table-cell office:value-type="string">
            <text:p>38min16</text:p>
          </table:table-cell>
          <table:table-cell office:value-type="string">
            <text:p>Coordo: 6min27</text:p>
          </table:table-cell>
        </table:table-row>
        <table:table-row table:style-name="ro1">
          <table:table-cell office:value-type="string">
            <text:p>TS_2</text:p>
          </table:table-cell>
          <table:table-cell office:value-type="string">
            <text:p>17min41</text:p>
          </table:table-cell>
          <table:table-cell office:value-type="string">
            <text:p>18min5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S_5</text:p>
          </table:table-cell>
          <table:table-cell office:value-type="string">
            <text:p>22 sec</text:p>
          </table:table-cell>
          <table:table-cell office:value-type="string">
            <text:p>24sec</text:p>
          </table:table-cell>
          <table:table-cell/>
        </table:table-row>
        <table:table-row table:style-name="ro1">
          <table:table-cell office:value-type="string">
            <text:p>TS_6</text:p>
          </table:table-cell>
          <table:table-cell office:value-type="string">
            <text:p>23 sec</text:p>
          </table:table-cell>
          <table:table-cell office:value-type="string">
            <text:p>20 se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S_9bis</text:p>
          </table:table-cell>
          <table:table-cell office:value-type="string">
            <text:p>3 min 00</text:p>
          </table:table-cell>
          <table:table-cell office:value-type="string">
            <text:p>3min30</text:p>
          </table:table-cell>
          <table:table-cell/>
        </table:table-row>
        <table:table-row table:style-name="ro1">
          <table:table-cell office:value-type="string">
            <text:p>TS_9ter</text:p>
          </table:table-cell>
          <table:table-cell office:value-type="string">
            <text:p>1min16</text:p>
          </table:table-cell>
          <table:table-cell office:value-type="string">
            <text:p>1min1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 office:value-type="string">
            <text:p>TS_13</text:p>
          </table:table-cell>
          <table:table-cell office:value-type="string">
            <text:p>4min35</text:p>
            <text:p>(avec 2 instances dead après 8 tentatives)</text:p>
          </table:table-cell>
          <table:table-cell office:value-type="string">
            <text:p>4min00 (pas d'erreur)</text:p>
          </table:table-cell>
          <table:table-cell/>
        </table:table-row>
        <table:table-row table:style-name="ro1">
          <table:table-cell office:value-type="string">
            <text:p>TS_14</text:p>
          </table:table-cell>
          <table:table-cell office:value-type="string">
            <text:p>14min22</text:p>
          </table:table-cell>
          <table:table-cell table:number-columns-repeated="2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7">06/27/2013</text:date>, <text:time>16:5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égory Bellier</meta:initial-creator>
    <meta:creation-date>2013-06-19T14:45:56</meta:creation-date>
    <dc:date>2013-06-27T16:52:55</dc:date>
    <dc:creator>Grégory Bellier</dc:creator>
    <meta:editing-duration>P5DT3H24M53S</meta:editing-duration>
    <meta:editing-cycles>45</meta:editing-cycles>
    <meta:generator>LibreOffice/3.4$Unix LibreOffice_project/340m1$Build-402</meta:generator>
    <meta:document-statistic meta:table-count="3" meta:cell-count="65" meta:object-count="0"/>
  </office:meta>
</office:document-meta>
</file>